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monospace" loext:padding="0in" loext:border="none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T1" style:family="text">
      <style:text-properties officeooo:rsid="0012d1d7"/>
    </style:style>
    <style:style style:name="T2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clidean distance, Outlier, Other cluster</text:p>
      <text:p text:style-name="P2">[(260.09104472140035, 9, 0),</text:p>
      <text:p text:style-name="P3"><text:s/><text:span text:style-name="T2">(310.32002759949495, 9, 6),</text:span></text:p>
      <text:p text:style-name="P3"><text:s/><text:span text:style-name="T2">(348.67858167993404, 9, 7)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2:29:33.962589396</meta:creation-date>
    <dc:date>2023-01-12T22:31:23.643866098</dc:date>
    <meta:editing-duration>PT1M56S</meta:editing-duration>
    <meta:editing-cycles>1</meta:editing-cycles>
    <meta:document-statistic meta:table-count="0" meta:image-count="0" meta:object-count="0" meta:page-count="1" meta:paragraph-count="4" meta:word-count="14" meta:character-count="126" meta:non-whitespace-character-count="114"/>
    <meta:generator>LibreOffice/7.4.2.3$Linux_X86_64 LibreOffice_project/40$Build-3</meta:generator>
  </office:meta>
</office:document-meta>
</file>